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a4e77" officeooo:paragraph-rsid="001a4e77"/>
    </style:style>
    <style:style style:name="P2" style:family="paragraph" style:parent-style-name="Standard">
      <style:text-properties officeooo:rsid="001a4e77" officeooo:paragraph-rsid="001afd86"/>
    </style:style>
    <style:style style:name="P3" style:family="paragraph" style:parent-style-name="Standard">
      <style:text-properties officeooo:rsid="00204f3e" officeooo:paragraph-rsid="00204f3e"/>
    </style:style>
    <style:style style:name="P4" style:family="paragraph" style:parent-style-name="Standard">
      <style:text-properties officeooo:rsid="002210aa" officeooo:paragraph-rsid="002210aa"/>
    </style:style>
    <style:style style:name="P5" style:family="paragraph" style:parent-style-name="Standard">
      <style:text-properties officeooo:rsid="0024f4e2" officeooo:paragraph-rsid="0024f4e2"/>
    </style:style>
    <style:style style:name="T1" style:family="text">
      <style:text-properties officeooo:rsid="0024f4f1"/>
    </style:style>
    <style:style style:name="T2" style:family="text">
      <style:text-properties officeooo:rsid="00268560"/>
    </style:style>
    <style:style style:name="T3" style:family="text">
      <style:text-properties officeooo:rsid="0027c4a6"/>
    </style:style>
    <style:style style:name="T4" style:family="text">
      <style:text-properties officeooo:rsid="002afa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과제명 : 장애물 회피 라인 트레이싱</text:p>
      <text:p text:style-name="P1"/>
      <text:p text:style-name="P1">&lt;요구사항&gt;</text:p>
      <text:p text:style-name="P1">1. 검정색 테이프로 표시된 주행 라인을 따라 주행하는 차</text:p>
      <text:p text:style-name="P1">- 검정색 테이프는 두께가 일정하지 않다.<text:span text:style-name="T3">( 가장 앏은 곳 : 가장 두꺼운 곳 :)</text:span></text:p>
      <text:p text:style-name="P1">- 검은색 흰색을 인식하는 센서와의 거리는 약 <text:span text:style-name="T2">###cm이다.</text:span></text:p>
      <text:p text:style-name="P1">- 센서가 인식할 수 있는 경우의 수를 고려한다.</text:p>
      <text:p text:style-name="P1">- 센서 각각의 거리는 약 <text:s/><text:span text:style-name="T3">## cm 이다.</text:span></text:p>
      <text:p text:style-name="P2">2. 장애물을 회피하여 주행하는 능력</text:p>
      <text:p text:style-name="P2">- 초음파 센서는 계속해서 초음파를 내보내게 한다.</text:p>
      <text:p text:style-name="P2">- 장애물은 오른쪽으로 움직여서 회피한다.</text:p>
      <text:p text:style-name="P2">- 장애물을 만나고 다시 검은색 테이프로 돌아가 주행하게 한다.</text:p>
      <text:p text:style-name="P2">3. 가능한 빠른 시간 안에 완주</text:p>
      <text:p text:style-name="P2"/>
      <text:p text:style-name="P2">&lt;기능 정의&gt;(자세히!!!!!)</text:p>
      <text:p text:style-name="P2">1. 직진기능+ 회전 + 속도조절</text:p>
      <text:p text:style-name="P2">- 검은색테이프가 자동차 가운데에 위치한 경우 직진을 시행한다.</text:p>
      <text:p text:style-name="P2">- 턴을 하거나 장애물을 만나면 속도를 조절 한다.</text:p>
      <text:p text:style-name="P2">2. 라인 인식 기능</text:p>
      <text:p text:style-name="P2">3. <text:s/>장애물 인식 기능</text:p>
      <text:p text:style-name="P2">- 자동차가 제일 먼저 따져야 할 부분</text:p>
      <text:p text:style-name="P2">- 초음파 센서를 이용하여 장애물과의 거리를 계산한다.</text:p>
      <text:p text:style-name="P2">4. 장애물 회피 기능</text:p>
      <text:p text:style-name="P2">- 장애물을 인식 후 ‘ㄷ’자 반대로 모양으로 회전한다.<text:span text:style-name="T4">( 즉 오른쪽으로 회피한다.)</text:span></text:p>
      <text:p text:style-name="P2"/>
      <text:p text:style-name="P2">&lt;소프트웨어 설계&gt;</text:p>
      <text:p text:style-name="P2">구조설계</text:p>
      <text:p text:style-name="P2">라인트레이싱</text:p>
      <text:p text:style-name="P2">구동(주행) <text:s text:c="29"/>라인인식 <text:s text:c="34"/>장애물인식 <text:s text:c="26"/>회피 <text:s text:c="4"/></text:p>
      <text:p text:style-name="P2">1. 직진2.턴 <text:s text:c="9"/>1. 검은색인식 2. 흰색인식 3. 경우의 수 <text:s text:c="11"/>1. 거리 <text:s text:c="9"/>1. 우회 2. 제자리로 돌아가기</text:p>
      <text:p text:style-name="P2">- 속도 <text:span text:style-name="T1">0~100 배터리잔량</text:span></text:p>
      <text:p text:style-name="P2">- 바닥면특성</text:p>
      <text:p text:style-name="P2">+ 셋업모듈</text:p>
      <text:p text:style-name="P2"/>
      <text:p text:style-name="P2">센서 마다 이름 잘 붙이기 </text:p>
      <text:p text:style-name="P3">DBACE 흰 1 검 0</text:p>
      <text:p text:style-name="P4">흰흰흰흰흰 – 라인밖</text:p>
      <text:p text:style-name="P4">흰검검검흰 - 라인이 좁지만 차는 가운데 있다.</text:p>
      <text:p text:style-name="P4">검검검흰흰 - 차가 약간 왼쪽애 있다.</text:p>
      <text:p text:style-name="P4">흰흰검검검 - 차가 약간 오른쪽에 있다.</text:p>
      <text:p text:style-name="P4">검검검검검 - 라인이 두껍지만 차는 가운데 있다.</text:p>
      <text:p text:style-name="P4">흰검검흰흰 - 그냥 주행</text:p>
      <text:p text:style-name="P4">흰흰검검흰 - 그냥 주행</text:p>
      <text:p text:style-name="P4">검검흰흰흰 - 왼쪽으로 치우침</text:p>
      <text:p text:style-name="P4">흰흰흰검검 - 오른쪽으로 치우침</text:p>
      <text:p text:style-name="P4"/>
      <text:p text:style-name="P4">장애물검사 → 라인검사 </text:p>
      <text:p text:style-name="P4"><text:soft-page-break/>다섯게 센서를 다 읽으려면 if and 전에 센서를 먼저 읽게 만든다. </text:p>
      <text:p text:style-name="P4">라인위에 있는 것은 한거번에 묶어서 직진구동 되게 만든다.</text:p>
      <text:p text:style-name="P4"/>
      <text:p text:style-name="P5">If A : (앞에 있는 것을 선호) == if A==True:</text:p>
      <text:p text:style-name="P5">if not A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09:11:49.936348939</meta:creation-date>
    <dc:date>2017-11-13T10:26:52.725235859</dc:date>
    <meta:editing-duration>PT53M42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2" meta:paragraph-count="46" meta:word-count="714" meta:character-count="1121" meta:non-whitespace-character-count="770"/>
  </office:meta>
</office:document-meta>
</file>